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5" calcext:value-type="float">
            <text:p>765</text:p>
          </table:table-cell>
          <table:table-cell table:style-name="ce7" table:formula="of:=COUNTIF([.B7:.B999];&quot;X&quot;)" office:value-type="float" office:value="651" calcext:value-type="float">
            <text:p>65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2" calcext:value-type="float">
            <text:p>8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3" table:number-rows-repeated="18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20:21:48.7075332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6T20:22:36.588049855</dc:date>
    <meta:editing-duration>PT21H46M32S</meta:editing-duration>
    <meta:editing-cycles>753</meta:editing-cycles>
    <meta:document-statistic meta:table-count="1" meta:cell-count="4600" meta:object-count="0"/>
  </office:meta>
</office:document-meta>
</file>